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" draw:marker-end-width="0.3cm" draw:fill="none" draw:fill-color="#ffffff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67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874cm"/>
    </style:style>
    <style:style style:name="gr10" style:family="graphic" style:parent-style-name="standard">
      <style:graphic-properties draw:stroke="none" svg:stroke-color="#000000" draw:fill="none" draw:fill-color="#ffffff" fo:min-height="1.673cm"/>
    </style:style>
    <style:style style:name="gr11" style:family="graphic" style:parent-style-name="standard">
      <style:graphic-properties draw:stroke="none" svg:stroke-color="#000000" draw:fill="none" draw:fill-color="#ffffff" fo:min-height="1.772cm"/>
    </style:style>
    <style:style style:name="gr12" style:family="graphic" style:parent-style-name="objectwithoutfill">
      <style:graphic-properties draw:marker-end="Arrow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072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1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3" draw:id="id3" draw:layer="layout" svg:width="1.7cm" svg:height="1.5cm" svg:x="-14.4cm" svg:y="10.9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2" draw:id="id2" draw:layer="layout" svg:width="2.8cm" svg:height="0.9cm" svg:x="-15cm" svg:y="13.425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2.8cm" svg:height="0.9cm" svg:x="-15cm" svg:y="15.225cm">
          <text:p text:style-name="P1">us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cm" svg:height="1.5cm" svg:x="-7.699cm" svg:y="10.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1" xml:id="id5" draw:id="id5" draw:layer="layout" svg:width="2.8cm" svg:height="0.9cm" svg:x="-8.299cm" svg:y="13.4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6cm" svg:height="2.125cm" svg:x="-14.8cm" svg:y="7.6cm">
          <text:p text:style-name="P1">ext3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3cm" svg:height="1.3cm" svg:x="-11.9cm" svg:y="1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3cm" svg:height="1.3cm" svg:x="-17.2cm" svg:y="1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-14.5cm" svg:y="1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3cm" svg:height="1.3cm" svg:x="-8.499cm" svg:y="1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601cm" svg:height="2.2cm" svg:x="-8cm" svg:y="7.4cm">
          <text:p text:style-name="P1">minix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svg:x1="-12.2cm" svg:y1="15.675cm" svg:x2="-12.2cm" svg:y2="13.875cm" draw:start-shape="id1" draw:start-glue-point="1" draw:end-shape="id2" draw:end-glue-point="1" svg:d="m-12200 15675h501v-1800h-501" svg:viewBox="0 0 502 1801">
          <text:p/>
        </draw:connector>
        <draw:line draw:style-name="gr6" draw:text-style-name="P1" draw:layer="layout" svg:x1="-12.9cm" svg:y1="8.7cm" svg:x2="-7.5cm" svg:y2="8.7cm">
          <text:p/>
        </draw:line>
        <draw:connector draw:style-name="gr6" draw:text-style-name="P1" draw:layer="layout" svg:x1="-16.721cm" svg:y1="10.17cm" svg:x2="-14.4cm" svg:y2="11.863cm" draw:end-shape="id3" draw:end-glue-point="6" svg:d="m-16721 10170h911v1693h1410" svg:viewBox="0 0 2322 1694">
          <text:p/>
        </draw:connector>
        <draw:connector draw:style-name="gr6" draw:text-style-name="P1" draw:layer="layout" svg:x1="-16.643cm" svg:y1="8.03cm" svg:x2="-14.15cm" svg:y2="8.663cm" draw:end-shape="id4" draw:end-glue-point="5" svg:d="m-16643 8030h672v633h1821" svg:viewBox="0 0 2494 634">
          <text:p/>
        </draw:connector>
        <draw:line draw:style-name="gr6" draw:text-style-name="P1" draw:layer="layout" svg:x1="-7.099cm" svg:y1="12.4cm" svg:x2="-7.099cm" svg:y2="13.3cm">
          <text:p/>
        </draw:line>
        <draw:line draw:style-name="gr6" draw:text-style-name="P1" draw:layer="layout" svg:x1="-13.8cm" svg:y1="12.425cm" svg:x2="-13.8cm" svg:y2="13.525cm">
          <text:p/>
        </draw:line>
        <draw:connector draw:style-name="gr6" draw:text-style-name="P1" draw:layer="layout" svg:x1="-8.299cm" svg:y1="13.85cm" svg:x2="-8.499cm" svg:y2="20.05cm" draw:start-shape="id5" draw:start-glue-point="3" draw:end-shape="id6" draw:end-glue-point="6" svg:d="m-8299 13850h-701v6200h501" svg:viewBox="0 0 702 6201">
          <text:p/>
        </draw:connector>
        <draw:frame draw:style-name="gr7" draw:layer="layout" svg:width="3cm" svg:height="1.925cm" svg:x="-20.8cm" svg:y="7.4cm">
          <draw:text-box>
            <text:p>挂载点</text:p>
            <text:p>mount</text:p>
          </draw:text-box>
        </draw:frame>
        <draw:connector draw:style-name="gr6" draw:text-style-name="P1" draw:layer="layout" svg:x1="-15cm" svg:y1="13.875cm" svg:x2="-17.2cm" svg:y2="20.175cm" draw:start-shape="id2" draw:start-glue-point="3" draw:end-shape="id7" draw:end-glue-point="6" svg:d="m-15000 13875h-2701v6300h501" svg:viewBox="0 0 2702 6301">
          <text:p/>
        </draw:connector>
        <draw:line draw:style-name="gr8" draw:text-style-name="P1" draw:layer="layout" svg:x1="-15.9cm" svg:y1="20.225cm" svg:x2="-14.3cm" svg:y2="20.225cm">
          <text:p/>
        </draw:line>
        <draw:line draw:style-name="gr8" draw:text-style-name="P1" draw:layer="layout" svg:x1="-13.3cm" svg:y1="20.125cm" svg:x2="-11.6cm" svg:y2="20.125cm">
          <text:p/>
        </draw:line>
        <draw:frame draw:style-name="gr9" draw:layer="layout" svg:width="4.5cm" svg:height="2.124cm" svg:x="-21cm" svg:y="10.701cm">
          <draw:text-box>
            <text:p>超级块</text:p>
            <text:p>super_block</text:p>
          </draw:text-box>
        </draw:frame>
        <draw:frame draw:style-name="gr10" draw:layer="layout" svg:width="3cm" svg:height="1.923cm" svg:x="-21cm" svg:y="13.402cm">
          <draw:text-box>
            <text:p>目录项</text:p>
            <text:p>dentry</text:p>
          </draw:text-box>
        </draw:frame>
        <draw:frame draw:style-name="gr11" draw:layer="layout" svg:width="3.1cm" svg:height="2.022cm" svg:x="-21cm" svg:y="18.678cm">
          <draw:text-box>
            <text:p>索引节点</text:p>
            <text:p>inode</text:p>
          </draw:text-box>
        </draw:frame>
        <draw:line draw:style-name="gr8" draw:text-style-name="P1" draw:layer="layout" svg:x1="-13.4cm" svg:y1="9.825cm" svg:x2="-13.4cm" svg:y2="10.925cm">
          <text:p/>
        </draw:line>
        <draw:line draw:style-name="gr8" draw:text-style-name="P1" draw:layer="layout" svg:x1="-6.599cm" svg:y1="9.7cm" svg:x2="-6.599cm" svg:y2="11cm">
          <text:p/>
        </draw:line>
        <draw:connector draw:style-name="gr5" draw:text-style-name="P1" draw:layer="layout" svg:x1="-15cm" svg:y1="15.675cm" svg:x2="-15cm" svg:y2="13.875cm" draw:start-shape="id1" draw:start-glue-point="3" draw:end-shape="id2" draw:end-glue-point="3" svg:d="m-15000 15675h-501v-1800h501" svg:viewBox="0 0 502 1801">
          <text:p/>
        </draw:connector>
        <draw:custom-shape draw:style-name="gr2" draw:text-style-name="P1" xml:id="id8" draw:id="id8" draw:layer="layout" svg:width="2.8cm" svg:height="0.9cm" svg:x="-15.001cm" svg:y="17.024cm">
          <text:p text:style-name="P1">t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-12.2cm" svg:y1="15.674cm" svg:x2="-12.201cm" svg:y2="17.474cm" draw:end-shape="id8" draw:end-glue-point="1" svg:d="m-12200 15674h500v1800h-501" svg:viewBox="0 0 502 1801">
          <text:p/>
        </draw:connector>
        <draw:connector draw:style-name="gr5" draw:text-style-name="P1" draw:layer="layout" svg:x1="-15cm" svg:y1="15.674cm" svg:x2="-15.001cm" svg:y2="17.474cm" draw:end-shape="id8" draw:end-glue-point="3" svg:d="m-15000 15674h-502v1800h501" svg:viewBox="0 0 503 1801">
          <text:p/>
        </draw:connector>
        <draw:line draw:style-name="gr6" draw:text-style-name="P1" draw:layer="layout" svg:x1="-13.4cm" svg:y1="17.925cm" svg:x2="-11.4cm" svg:y2="19.5cm">
          <text:p/>
        </draw:line>
        <draw:path draw:style-name="gr12" draw:text-style-name="P1" draw:layer="layout" svg:width="5.195cm" svg:height="3.653cm" draw:transform="skewX (-0.904255085458262) rotate (-2.88799631327502) translate (-8.67032314900251cm 18.496427070584cm)" svg:viewBox="0 0 5196 3654" svg:d="m0 3654c5141 0 5196-3654 5196-3654l-96 62">
          <text:p/>
        </draw:path>
        <draw:custom-shape draw:style-name="gr13" draw:text-style-name="P1" draw:layer="layout" svg:width="5cm" svg:height="1.3cm" svg:x="2.1cm" svg:y="15.5cm">
          <text:p text:style-name="P1">nd.path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cm" svg:height="1.3cm" svg:x="2.099cm" svg:y="16.799cm">
          <text:p text:style-name="P1">nd.las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cm" svg:y1="18.199cm" svg:x2="4.5cm" svg:y2="20.299cm">
          <text:p/>
        </draw:line>
        <draw:frame draw:style-name="gr14" draw:layer="layout" svg:width="3.5cm" svg:height="1.322cm" svg:x="3cm" svg:y="20.177cm">
          <draw:text-box>
            <text:p>“new.txt”</text:p>
          </draw:text-box>
        </draw:frame>
        <draw:custom-shape draw:style-name="gr15" draw:text-style-name="P1" draw:layer="layout" svg:width="28.9cm" svg:height="15.1cm" svg:x="-21cm" svg:y="6.8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-12.1cm" svg:y1="17.5cm" svg:x2="-7.5cm" svg:y2="9.6cm">
          <text:p text:style-name="P1">已挂载</text:p>
        </draw:line>
        <draw:line draw:style-name="gr6" draw:text-style-name="P1" draw:layer="layout" svg:x1="-12.701cm" svg:y1="11.55cm" svg:x2="-7.5cm" svg:y2="11.6cm">
          <text:p/>
        </draw:line>
        <draw:custom-shape draw:style-name="gr17" draw:text-style-name="P1" draw:layer="layout" svg:width="1.7cm" svg:height="1.5cm" svg:x="-2.1cm" svg:y="10.899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1" xml:id="id9" draw:id="id9" draw:layer="layout" svg:width="2.8cm" svg:height="0.9cm" svg:x="-2.8cm" svg:y="13.399cm">
          <text:p text:style-name="P1">/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11" draw:id="id11" draw:layer="layout" svg:width="1.3cm" svg:height="1.3cm" svg:x="-3cm" svg:y="19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3cm" svg:height="1.3cm" svg:x="-1cm" svg:y="19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601cm" svg:height="2.2cm" svg:x="-2.501cm" svg:y="7.399cm">
          <text:p text:style-name="P1">nfs</text:p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1" xml:id="id10" draw:id="id10" draw:layer="layout" svg:width="2.8cm" svg:height="0.9cm" svg:x="-3cm" svg:y="15.399cm">
          <text:p text:style-name="P1">lo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-2.8cm" svg:y1="13.849cm" svg:x2="-3cm" svg:y2="15.849cm" draw:start-shape="id9" draw:start-glue-point="3" draw:end-shape="id10" draw:end-glue-point="3" svg:d="m-2800 13849h-701v2000h501" svg:viewBox="0 0 702 2001">
          <text:p/>
        </draw:connector>
        <draw:connector draw:style-name="gr5" draw:text-style-name="P1" draw:layer="layout" svg:x1="-0.2cm" svg:y1="15.849cm" svg:x2="0cm" svg:y2="13.849cm" draw:start-shape="id10" draw:start-glue-point="1" draw:end-shape="id9" draw:end-glue-point="1" svg:d="m-200 15849h701v-2000h-501" svg:viewBox="0 0 702 2001">
          <text:p/>
        </draw:connector>
        <draw:line draw:style-name="gr6" draw:text-style-name="P1" draw:layer="layout" svg:x1="-1.4cm" svg:y1="12.399cm" svg:x2="-1.4cm" svg:y2="13.299cm">
          <text:p/>
        </draw:line>
        <draw:line draw:style-name="gr6" draw:text-style-name="P1" draw:layer="layout" svg:x1="-1.6cm" svg:y1="16.299cm" svg:x2="-0.301cm" svg:y2="19.299cm">
          <text:p/>
        </draw:line>
        <draw:connector draw:style-name="gr6" draw:text-style-name="P1" draw:layer="layout" svg:x1="-2.8cm" svg:y1="13.849cm" svg:x2="-3cm" svg:y2="20.049cm" draw:start-shape="id9" draw:start-glue-point="3" draw:end-shape="id11" draw:end-glue-point="6" svg:d="m-2800 13849h-701v6200h501" svg:viewBox="0 0 702 6201">
          <text:p/>
        </draw:connector>
        <draw:line draw:style-name="gr8" draw:text-style-name="P1" draw:layer="layout" svg:x1="-1.7cm" svg:y1="19.999cm" svg:x2="-0.8cm" svg:y2="19.999cm">
          <text:p/>
        </draw:line>
        <draw:line draw:style-name="gr8" draw:text-style-name="P1" draw:layer="layout" svg:x1="-1.1cm" svg:y1="9.699cm" svg:x2="-1.1cm" svg:y2="10.999cm">
          <text:p/>
        </draw:line>
        <draw:line draw:style-name="gr6" draw:text-style-name="P1" draw:layer="layout" svg:x1="-5.9cm" svg:y1="8.6cm" svg:x2="-2.101cm" svg:y2="8.65cm">
          <text:p/>
        </draw:line>
        <draw:line draw:style-name="gr16" draw:text-style-name="P1" draw:layer="layout" svg:x1="-5.3cm" svg:y1="13.9cm" svg:x2="-1.8cm" svg:y2="9.6cm">
          <text:p text:style-name="P1">已挂载</text:p>
        </draw:line>
        <draw:line draw:style-name="gr6" draw:text-style-name="P1" draw:layer="layout" svg:x1="-6cm" svg:y1="11.5cm" svg:x2="-2.1cm" svg:y2="11.595cm">
          <text:p/>
        </draw:line>
        <draw:line draw:style-name="gr6" draw:text-style-name="P1" draw:layer="layout" svg:x1="2cm" svg:y1="16.2cm" svg:x2="0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1T11:26:32</meta:creation-date>
    <dc:date>2014-02-11T22:46:47</dc:date>
    <meta:editing-duration>PT3H41M9S</meta:editing-duration>
    <meta:editing-cycles>68</meta:editing-cycles>
    <meta:generator>LibreOffice/3.5$Linux_x86 LibreOffice_project/350m1$Build-2</meta:generator>
    <meta:document-statistic meta:object-count="57"/>
  </office:meta>
</office:document-meta>
</file>